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uler" svg:font-family="Euler"/>
    <style:font-face style:name="FreeSans1" svg:font-family="FreeSans" style:font-family-generic="swiss"/>
    <style:font-face style:name="Arapey" svg:font-family="Arapey" style:font-pitch="variable"/>
    <style:font-face style:name="Bangers" svg:font-family="Bangers" style:font-pitch="variable"/>
    <style:font-face style:name="Josefin Slab" svg:font-family="'Josefin Slab'" style:font-pitch="variable"/>
    <style:font-face style:name="Neo Euler" svg:font-family="'Neo Euler'" style:font-pitch="variable"/>
    <style:font-face style:name="Playfair Display" svg:font-family="'Playfair Display'" style:font-pitch="variable"/>
    <style:font-face style:name="Pompiere " svg:font-family="Pompie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eo Euler" fo:language="zxx" fo:country="none" fo:font-weight="normal" officeooo:rsid="00010e0a" officeooo:paragraph-rsid="00010e0a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text-properties style:font-name="Neo Euler" fo:language="zxx" fo:country="none" fo:font-weight="normal" officeooo:rsid="00020041" officeooo:paragraph-rsid="00020041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 style:list-style-name="L1">
      <style:text-properties style:font-name="Neo Euler" fo:language="zxx" fo:country="none" fo:font-weight="normal" officeooo:rsid="00020041" officeooo:paragraph-rsid="00020041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4">
      <style:text-properties style:font-name="Neo Euler" fo:language="zxx" fo:country="none" fo:font-weight="normal" officeooo:rsid="00020041" officeooo:paragraph-rsid="00020041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1">
      <style:text-properties style:font-name="Neo Euler" fo:language="zxx" fo:country="none" fo:font-weight="normal" officeooo:rsid="000781e2" officeooo:paragraph-rsid="000781e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1">
      <style:text-properties style:font-name="Neo Euler" fo:language="zxx" fo:country="none" fo:font-weight="normal" officeooo:rsid="00093bed" officeooo:paragraph-rsid="0008f09b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1">
      <style:text-properties style:font-name="Neo Euler" fo:language="zxx" fo:country="none" fo:font-weight="normal" officeooo:rsid="00093bed" officeooo:paragraph-rsid="00093bed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 style:list-style-name="L1">
      <style:text-properties style:font-name="Neo Euler" fo:language="zxx" fo:country="none" fo:font-weight="normal" officeooo:rsid="0008f09b" officeooo:paragraph-rsid="0008f09b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1">
      <style:text-properties style:font-name="Neo Euler" fo:language="zxx" fo:country="none" fo:font-weight="normal" officeooo:rsid="000b3676" officeooo:paragraph-rsid="000b3676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1">
      <style:text-properties style:font-name="Neo Euler" fo:language="zxx" fo:country="none" fo:font-weight="normal" officeooo:rsid="0003436f" officeooo:paragraph-rsid="0003436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style:font-name="Neo Euler" fo:language="zxx" fo:country="none" fo:font-weight="normal" officeooo:rsid="0003436f" officeooo:paragraph-rsid="0003436f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 style:list-style-name="L3">
      <style:text-properties style:font-name="Neo Euler" fo:language="zxx" fo:country="none" fo:font-weight="normal" officeooo:rsid="0003436f" officeooo:paragraph-rsid="0003436f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1">
      <style:text-properties style:font-name="Neo Euler" fo:language="zxx" fo:country="none" fo:font-weight="normal" officeooo:rsid="000c9dc2" officeooo:paragraph-rsid="000c9dc2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1">
      <style:text-properties style:font-name="Neo Euler" fo:language="zxx" fo:country="none" fo:font-weight="normal" officeooo:rsid="000d186b" officeooo:paragraph-rsid="000d186b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 style:list-style-name="L1">
      <style:text-properties style:font-name="Neo Euler" fo:language="zxx" fo:country="none" fo:font-weight="normal" officeooo:rsid="000f8093" officeooo:paragraph-rsid="000f8093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 style:list-style-name="L1">
      <style:text-properties style:font-name="Neo Euler" fo:language="zxx" fo:country="none" fo:font-weight="normal" officeooo:rsid="000f942f" officeooo:paragraph-rsid="000f942f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 style:list-style-name="L3">
      <style:text-properties style:font-name="Neo Euler" fo:language="zxx" fo:country="none" fo:font-weight="normal" officeooo:rsid="000f942f" officeooo:paragraph-rsid="000f942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 style:list-style-name="L1">
      <style:text-properties style:font-name="Neo Euler" fo:language="zxx" fo:country="none" fo:font-weight="normal" officeooo:rsid="00110c1e" officeooo:paragraph-rsid="00110c1e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style:font-name="Neo Euler" fo:language="zxx" fo:country="none" fo:font-weight="normal" officeooo:rsid="00110c1e" officeooo:paragraph-rsid="00110c1e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 style:list-style-name="L1">
      <style:text-properties style:font-name="Neo Euler" fo:language="zxx" fo:country="none" fo:font-weight="normal" officeooo:rsid="000531e9" officeooo:paragraph-rsid="000531e9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style:font-name="Neo Euler" fo:language="zxx" fo:country="none" fo:font-weight="normal" officeooo:rsid="000531e9" officeooo:paragraph-rsid="0011d501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style:font-name="Neo Euler" fo:language="zxx" fo:country="none" fo:font-weight="normal" officeooo:rsid="000531e9" officeooo:paragraph-rsid="000531e9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 style:list-style-name="L2">
      <style:text-properties style:font-name="Neo Euler" fo:language="zxx" fo:country="none" fo:font-weight="normal" officeooo:rsid="0011d501" officeooo:paragraph-rsid="0011d501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style:font-name="Neo Euler" fo:language="zxx" fo:country="none" fo:font-weight="normal" officeooo:rsid="0011d501" officeooo:paragraph-rsid="0011d501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2">
      <style:text-properties style:font-name="Neo Euler" fo:language="zxx" fo:country="none" fo:font-weight="normal" officeooo:rsid="0013c18e" officeooo:paragraph-rsid="0013c18e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style:font-name="Neo Euler" fo:language="zxx" fo:country="none" fo:font-weight="normal" officeooo:rsid="0013c18e" officeooo:paragraph-rsid="0013c18e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3">
      <style:text-properties style:font-name="Neo Euler" fo:language="zxx" fo:country="none" fo:font-weight="normal" officeooo:rsid="000406b9" officeooo:paragraph-rsid="000406b9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3">
      <style:text-properties style:font-name="Neo Euler" fo:language="zxx" fo:country="none" fo:font-weight="normal" officeooo:rsid="00044d95" officeooo:paragraph-rsid="00044d95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 style:list-style-name="L3">
      <style:text-properties style:font-name="Neo Euler" fo:language="zxx" fo:country="none" fo:font-weight="normal" officeooo:rsid="00078a7a" officeooo:paragraph-rsid="00078a7a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 style:list-style-name="L3">
      <style:text-properties style:font-name="Neo Euler" fo:language="zxx" fo:country="none" fo:font-weight="normal" officeooo:rsid="00150e0f" officeooo:paragraph-rsid="00150e0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text-properties style:font-name="Neo Euler" fo:language="zxx" fo:country="none" fo:font-weight="normal" officeooo:rsid="000768f6" officeooo:paragraph-rsid="000768f6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text-properties style:font-name="Neo Euler" fo:language="zxx" fo:country="none" fo:font-weight="normal" officeooo:rsid="001a2677" officeooo:paragraph-rsid="001a2677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 style:list-style-name="L5">
      <style:text-properties style:font-name="Neo Euler" fo:language="zxx" fo:country="none" fo:font-weight="normal" officeooo:rsid="0022afaa" officeooo:paragraph-rsid="0022afaa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 style:list-style-name="L5">
      <style:text-properties style:font-name="Neo Euler" fo:language="zxx" fo:country="none" fo:font-weight="normal" officeooo:rsid="001b5dec" officeooo:paragraph-rsid="001b5de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 style:list-style-name="L5">
      <style:text-properties style:font-name="Neo Euler" fo:language="zxx" fo:country="none" fo:font-weight="normal" officeooo:rsid="001b5dec" officeooo:paragraph-rsid="0022afaa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L5">
      <style:text-properties style:font-name="Neo Euler" fo:language="zxx" fo:country="none" fo:font-weight="normal" officeooo:rsid="00251c30" officeooo:paragraph-rsid="00251c30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 style:list-style-name="L5">
      <style:text-properties style:font-name="Neo Euler" fo:language="zxx" fo:country="none" fo:font-weight="normal" officeooo:rsid="00260e24" officeooo:paragraph-rsid="00260e24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 style:list-style-name="L5">
      <style:text-properties style:font-name="Neo Euler" fo:language="zxx" fo:country="none" fo:font-weight="normal" officeooo:rsid="001d8c5e" officeooo:paragraph-rsid="001d8c5e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L5">
      <style:text-properties style:font-name="Neo Euler" fo:language="zxx" fo:country="none" fo:font-weight="normal" officeooo:rsid="001c8d82" officeooo:paragraph-rsid="001c8d82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 style:list-style-name="L5">
      <style:text-properties style:font-name="Neo Euler" fo:language="zxx" fo:country="none" fo:font-weight="normal" officeooo:rsid="001f8870" officeooo:paragraph-rsid="001f8870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 style:list-style-name="L5">
      <style:text-properties style:font-name="Neo Euler" fo:language="zxx" fo:country="none" fo:font-weight="normal" officeooo:rsid="0027ac63" officeooo:paragraph-rsid="0027ac63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text-properties style:font-name="Neo Euler" fo:language="zxx" fo:country="none" fo:font-weight="normal" officeooo:rsid="0027ea7c" officeooo:paragraph-rsid="0027ea7c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 style:list-style-name="L5">
      <style:text-properties style:font-name="Neo Euler" fo:language="zxx" fo:country="none" fo:font-weight="normal" officeooo:rsid="0027ea7c" officeooo:paragraph-rsid="0027ea7c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text-properties style:font-name="Neo Euler" fo:language="zxx" fo:country="none" fo:font-weight="normal" officeooo:rsid="0017889e" officeooo:paragraph-rsid="00020041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text-properties style:font-name="Neo Euler" fo:language="zxx" fo:country="none" fo:font-weight="normal" officeooo:rsid="0017889e" officeooo:paragraph-rsid="0017889e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7a36e" officeooo:paragraph-rsid="0017a36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7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862e0" officeooo:paragraph-rsid="001862e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8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986ba" officeooo:paragraph-rsid="001986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9" style:family="paragraph" style:parent-style-name="Standard" style:list-style-name="L6">
      <style:text-properties style:font-name="Neo Euler" fo:language="zxx" fo:country="none" fo:font-style="normal" style:text-underline-style="none" fo:font-weight="normal" officeooo:rsid="0019ca15" officeooo:paragraph-rsid="0019ca1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0" style:family="paragraph" style:parent-style-name="Standard">
      <style:text-properties style:font-name="Neo Euler" fo:language="zxx" fo:country="none" fo:font-style="normal" style:text-underline-style="none" fo:font-weight="normal" officeooo:rsid="001a2677" officeooo:paragraph-rsid="001a26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officeooo:rsid="0002004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0e0f"/>
    </style:style>
    <style:style style:name="T4" style:family="text">
      <style:text-properties officeooo:rsid="0003436f"/>
    </style:style>
    <style:style style:name="T5" style:family="text">
      <style:text-properties officeooo:rsid="000531e9"/>
    </style:style>
    <style:style style:name="T6" style:family="text">
      <style:text-properties officeooo:rsid="0008f09b"/>
    </style:style>
    <style:style style:name="T7" style:family="text">
      <style:text-properties officeooo:rsid="00093bed"/>
    </style:style>
    <style:style style:name="T8" style:family="text">
      <style:text-properties officeooo:rsid="000c9dc2"/>
    </style:style>
    <style:style style:name="T9" style:family="text">
      <style:text-properties officeooo:rsid="000d186b"/>
    </style:style>
    <style:style style:name="T10" style:family="text">
      <style:text-properties officeooo:rsid="000e1c97"/>
    </style:style>
    <style:style style:name="T11" style:family="text">
      <style:text-properties officeooo:rsid="000e47a3"/>
    </style:style>
    <style:style style:name="T12" style:family="text">
      <style:text-properties officeooo:rsid="000f8093"/>
    </style:style>
    <style:style style:name="T13" style:family="text">
      <style:text-properties officeooo:rsid="000f942f"/>
    </style:style>
    <style:style style:name="T14" style:family="text">
      <style:text-properties officeooo:rsid="0011d501"/>
    </style:style>
    <style:style style:name="T15" style:family="text">
      <style:text-properties officeooo:rsid="0013c18e"/>
    </style:style>
    <style:style style:name="T16" style:family="text">
      <style:text-properties officeooo:rsid="00150e0f"/>
    </style:style>
    <style:style style:name="T17" style:family="text">
      <style:text-properties officeooo:rsid="0016ae01"/>
    </style:style>
    <style:style style:name="T18" style:family="text">
      <style:text-properties officeooo:rsid="0017a36e"/>
    </style:style>
    <style:style style:name="T19" style:family="text">
      <style:text-properties officeooo:rsid="001986ba"/>
    </style:style>
    <style:style style:name="T20" style:family="text">
      <style:text-properties officeooo:rsid="001b5dec"/>
    </style:style>
    <style:style style:name="T21" style:family="text">
      <style:text-properties officeooo:rsid="001c8d82"/>
    </style:style>
    <style:style style:name="T22" style:family="text">
      <style:text-properties officeooo:rsid="001f8870"/>
    </style:style>
    <style:style style:name="T23" style:family="text">
      <style:text-properties officeooo:rsid="0021f1f5"/>
    </style:style>
    <style:style style:name="T24" style:family="text">
      <style:text-properties officeooo:rsid="0024abde"/>
    </style:style>
    <style:style style:name="T25" style:family="text">
      <style:text-properties officeooo:rsid="0024f619"/>
    </style:style>
    <style:style style:name="T26" style:family="text">
      <style:text-properties officeooo:rsid="00260e24"/>
    </style:style>
    <style:style style:name="T27" style:family="text">
      <style:text-properties officeooo:rsid="0027ac63"/>
    </style:style>
    <style:style style:name="T28" style:family="text">
      <style:text-properties officeooo:rsid="00291ed0"/>
    </style:style>
    <style:style style:name="T29" style:family="text">
      <style:text-properties officeooo:rsid="002b2c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dio battle system definition.</text:p>
      <text:p text:style-name="P1"/>
      <text:p text:style-name="P1">1. <text:span text:style-name="T1">History.</text:span></text:p>
      <text:p text:style-name="P1">You get a radio machine at the start of the game.</text:p>
      <text:p text:style-name="P1">You can’t use the radio machine without an antenna.</text:p>
      <text:p text:style-name="P1">You find an antenna, "broken antenna". <text:span text:style-name="T1">Kinda sucks but is usable.</text:span></text:p>
      <text:p text:style-name="P1"/>
      <text:p text:style-name="P1">You find your first <text:span text:style-name="T1">CASSETTE</text:span>: 'partial reconstruct', heals 25% HP.</text:p>
      <text:p text:style-name="P1"/>
      <text:p text:style-name="P1"/>
      <text:p text:style-name="P2">SIGNAL</text:p>
      <text:p text:style-name="P2">1.1. What: A signal is the "magic" of this game.</text:p>
      <text:p text:style-name="P2">1.2. Types:</text:p>
      <text:list xml:id="list5333598971858020891" text:style-name="L1">
        <text:list-item>
          <text:p text:style-name="P3">No signal: Can't use magic.</text:p>
        </text:list-item>
        <text:list-item>
          <text:p text:style-name="P3">Clean signal: Support magic.</text:p>
          <text:list>
            <text:list-item>
              <text:p text:style-name="P5"><text:span text:style-name="T6">R</text:span>econstruct: Heals 25% HP <text:span text:style-name="T9">to one ally.</text:span></text:p>
            </text:list-item>
            <text:list-item>
              <text:p text:style-name="P5">Diffuminate: Static interference <text:span text:style-name="T9">to one ally.</text:span></text:p>
            </text:list-item>
          </text:list>
        </text:list-item>
        <text:list-item>
          <text:p text:style-name="P3">Spicy signal: Fire magic, attack magic, burn effect.</text:p>
          <text:list>
            <text:list-item>
              <text:p text:style-name="P6">Incarnadine: 1.5x damage to one enemy</text:p>
            </text:list-item>
            <text:list-item>
              <text:p text:style-name="P8"><text:span text:style-name="T7">Fulminate</text:span>: fire damage &amp; sharp interference <text:span text:style-name="T10">to one enemy.</text:span></text:p>
            </text:list-item>
          </text:list>
        </text:list-item>
        <text:list-item>
          <text:p text:style-name="P3">Cr<text:span text:style-name="T4">ispy signal: Ice magic, stop, freeze.</text:span></text:p>
          <text:list>
            <text:list-item>
              <text:p text:style-name="P7">Dulcify: Lag interference for one enemy.</text:p>
            </text:list-item>
            <text:list-item>
              <text:p text:style-name="P9">Bestrew: 2x damage to one <text:span text:style-name="T11">enemy.</text:span></text:p>
            </text:list-item>
          </text:list>
        </text:list-item>
        <text:list-item>
          <text:p text:style-name="P10">Fluent signal: Water magic, boosts.</text:p>
          <text:list>
            <text:list-item>
              <text:p text:style-name="P9">Brume: parasite interference for <text:span text:style-name="T8">one enemy.</text:span></text:p>
            </text:list-item>
            <text:list-item>
              <text:p text:style-name="P13">Flaxen song: pointy interference for one ally.</text:p>
            </text:list-item>
          </text:list>
        </text:list-item>
        <text:list-item>
          <text:p text:style-name="P10">Charged signal: Electric magic, speed, stop.</text:p>
          <text:list>
            <text:list-item>
              <text:p text:style-name="P13">Gyre wave: dense interference for one ally.</text:p>
            </text:list-item>
            <text:list-item>
              <text:p text:style-name="P14">Illude: once per battle, <text:span text:style-name="T12">50% chance of miss to one enemy.</text:span></text:p>
            </text:list-item>
          </text:list>
        </text:list-item>
        <text:list-item>
          <text:p text:style-name="P10">Ancient signal: <text:span text:style-name="T5">Ancient arts.</text:span></text:p>
          <text:list>
            <text:list-item>
              <text:p text:style-name="P15">Summon: random damage to one enemy. May be 0.5x or 2.5x</text:p>
            </text:list-item>
            <text:list-item>
              <text:p text:style-name="P15">Reversed song: 25% HP damage to one enemy.</text:p>
            </text:list-item>
          </text:list>
        </text:list-item>
        <text:list-item>
          <text:p text:style-name="P10">Dubious signal: <text:span text:style-name="T5">Dark arts.</text:span></text:p>
          <text:list>
            <text:list-item>
              <text:p text:style-name="P16">Limming death: <text:span text:style-name="T12">50% chance of instant kill to one enemy.</text:span></text:p>
            </text:list-item>
            <text:list-item>
              <text:p text:style-name="P18">Translate: 25% chance of getting a random message and healing an ally.</text:p>
            </text:list-item>
          </text:list>
        </text:list-item>
        <text:list-item>
          <text:p text:style-name="P20">Horrid signal: Instant death for user.</text:p>
          <text:list>
            <text:list-item>
              <text:p text:style-name="P15">Inly ire: <text:span text:style-name="T13">convergent interference to one ally.</text:span></text:p>
            </text:list-item>
            <text:list-item>
              <text:p text:style-name="P18">Mephitic: 3x damage to one enemy, 20% health loss for the user.</text:p>
            </text:list-item>
          </text:list>
        </text:list-item>
      </text:list>
      <text:p text:style-name="P19"/>
      <text:p text:style-name="P21">MIXING SIGNALS: <text:span text:style-name="T14">Synth signals</text:span></text:p>
      <text:list xml:id="list3443987307749816952" text:style-name="L2">
        <text:list-item>
          <text:p text:style-name="P23">Clean + Spicy -&gt; Dissolute <text:span text:style-name="T2">wave: </text:span><text:span text:style-name="T3">50% damage for one enemy, pass the current of the user interference to all enemies.</text:span></text:p>
        </text:list-item>
        <text:list-item>
          <text:p text:style-name="P23">Clean + Crispy -&gt; Bubbling ray: <text:span text:style-name="T16">1.5 damage to one enemy, suck 25% of damage.</text:span></text:p>
        </text:list-item>
        <text:list-item>
          <text:p text:style-name="P23">Crispy + Spicy -&gt; Explosive poesy: <text:span text:style-name="T16">x.05 damage &amp; ondulating interference to one enemy.</text:span></text:p>
        </text:list-item>
        <text:list-item>
          <text:p text:style-name="P23">Fluent + Dubious -&gt; Moody liquid: <text:span text:style-name="T16">Random interferences to all enemies.</text:span></text:p>
        </text:list-item>
        <text:list-item>
          <text:p text:style-name="P23"><text:soft-page-break/>Fluent + Charged -&gt; Teluric vibe: <text:span text:style-name="T17">1.5x damage to all enemies.</text:span></text:p>
        </text:list-item>
        <text:list-item>
          <text:p text:style-name="P23">Charged + Horrid -&gt; Philipic kiss: <text:span text:style-name="T17">2x damage but sharp interference to all allies.</text:span></text:p>
        </text:list-item>
        <text:list-item>
          <text:p text:style-name="P23">Horrid + Ancient -&gt; <text:span text:style-name="T15">Render flesh: Uses one random item in all allies.</text:span></text:p>
        </text:list-item>
        <text:list-item>
          <text:p text:style-name="P25">Ancient + Dubious -&gt; Archaic scribe: <text:span text:style-name="T17">50% jamming interface to all allies, 50% convergent interface to all allies + 10% health recoveryto all allies.</text:span></text:p>
        </text:list-item>
        <text:list-item>
          <text:p text:style-name="P25">No signal + No signal -&gt; White noise: <text:span text:style-name="T17">9% chance of static interference to all allies, 90% chance of 1.5x damage to one enemy, 1 % chance of instant death to allies.</text:span></text:p>
        </text:list-item>
      </text:list>
      <text:p text:style-name="P24"/>
      <text:p text:style-name="P24">clean ya</text:p>
      <text:p text:style-name="P24">crispy ya</text:p>
      <text:p text:style-name="P24">spicy ya</text:p>
      <text:p text:style-name="P24">fluent ya</text:p>
      <text:p text:style-name="P24">charged ya</text:p>
      <text:p text:style-name="P24">horrid ya</text:p>
      <text:p text:style-name="P26">ancient ya</text:p>
      <text:p text:style-name="P26">dubious ya</text:p>
      <text:p text:style-name="P11"/>
      <text:p text:style-name="P11">INTERFERENCE.</text:p>
      <text:p text:style-name="P11">1.1 what: A signal in the background, the status effects of the game, good, bad, random.</text:p>
      <text:p text:style-name="P11">1.2. Types:</text:p>
      <text:list xml:id="list8117611169334196766" text:style-name="L3">
        <text:list-item>
          <text:p text:style-name="P12">Parasite interference: Sucks HP.</text:p>
        </text:list-item>
        <text:list-item>
          <text:p text:style-name="P27">Lag interference: Sometimes wont attack.</text:p>
        </text:list-item>
        <text:list-item>
          <text:p text:style-name="P27">Pointy interference: Boost attack.</text:p>
        </text:list-item>
        <text:list-item>
          <text:p text:style-name="P27">Dense interference: Boost defense.</text:p>
        </text:list-item>
        <text:list-item>
          <text:p text:style-name="P28">Jamming interference: sleep, wont attack in n turns.</text:p>
        </text:list-item>
        <text:list-item>
          <text:p text:style-name="P28">Static interference: wont get interference of any type in n turns.</text:p>
        </text:list-item>
        <text:list-item>
          <text:p text:style-name="P29">Sharp interference: loss HP per turn, all battle.</text:p>
        </text:list-item>
        <text:list-item>
          <text:p text:style-name="P17">Convergent interference: mirrors all signals.</text:p>
        </text:list-item>
        <text:list-item>
          <text:p text:style-name="P30">Ondulating interference: Might hurt itself or companions.</text:p>
        </text:list-item>
      </text:list>
      <text:p text:style-name="P22"/>
      <text:p text:style-name="P2"/>
      <text:p text:style-name="P31">INSTRUMENTS</text:p>
      <text:p text:style-name="P2">You use your SIGNAL thru your instrument. Theres two ways:</text:p>
      <text:list xml:id="list4856436182984146616" text:style-name="L4">
        <text:list-item>
          <text:p text:style-name="P4">You can use your INSTRUMENT in just attack mode. </text:p>
        </text:list-item>
        <text:list-item>
          <text:p text:style-name="P4">You can use your INSTRUMENT in ??? mode, you use your signal type and strength to hurt the enemy.</text:p>
        </text:list-item>
      </text:list>
      <text:p text:style-name="P32">Every CHARACTER has its own INSTRUMENT.</text:p>
      <text:p text:style-name="P2"/>
      <text:p text:style-name="P32">CHARACTER<text:span text:style-name="T20">s</text:span></text:p>
      <text:list xml:id="list8161995438953070398" text:style-name="L5">
        <text:list-item>
          <text:p text:style-name="P33"><text:span text:style-name="T24">Nordmend</text:span> -&gt; 'nord <text:span text:style-name="T25">mend</text:span>'</text:p>
          <text:list>
            <text:list-item>
              <text:p text:style-name="P34">Instrument: Znharp. A 'm<text:span text:style-name="T22">echanic</text:span> harp-gun'.</text:p>
            </text:list-item>
            <text:list-item>
              <text:p text:style-name="P34">Gameplay: <text:span text:style-name="T23">Regular at everything.</text:span></text:p>
            </text:list-item>
            <text:list-item>
              <text:p text:style-name="P34">Personality: Silent, serious, robotic.</text:p>
            </text:list-item>
            <text:list-item>
              <text:p text:style-name="P36">Design: Mechanical, secretive, either a helmet or a robe on, skinny, leather boots. Orange and <text:span text:style-name="T26">bright green boots, white skin.</text:span></text:p>
            </text:list-item>
            <text:list-item>
              <text:p text:style-name="P37">Music: Ethereal.</text:p>
            </text:list-item>
          </text:list>
        </text:list-item>
        <text:list-item>
          <text:p text:style-name="P34"><text:soft-page-break/>Drandurl -<text:span text:style-name="T21">&gt; 'dran dur ol' - male</text:span></text:p>
          <text:list>
            <text:list-item>
              <text:p text:style-name="P34">Instrument: Ghitara. A 'weird hollow-<text:span text:style-name="T22">bdsm looking</text:span> guitar-cannon'.</text:p>
            </text:list-item>
            <text:list-item>
              <text:p text:style-name="P34">Gameplay: <text:span text:style-name="T23">Great signal, good defense, bad attack.</text:span></text:p>
            </text:list-item>
            <text:list-item>
              <text:p text:style-name="P38">Personality: bad-ass, aggresive, cranky.</text:p>
            </text:list-item>
            <text:list-item>
              <text:p text:style-name="P37">Design: Leather, huge, chonky, strong, all leather, a cape, blue skin, a hat.</text:p>
            </text:list-item>
            <text:list-item>
              <text:p text:style-name="P37">Music: Metal.</text:p>
            </text:list-item>
          </text:list>
        </text:list-item>
        <text:list-item>
          <text:p text:style-name="P39">Tsydysma -&gt; 'tsi dis ma' - <text:span text:style-name="T22">female</text:span></text:p>
          <text:list>
            <text:list-item>
              <text:p text:style-name="P39">Instrument: A 'fleshy synth-sword'.</text:p>
            </text:list-item>
            <text:list-item>
              <text:p text:style-name="P38">Gameplay: <text:span text:style-name="T23">Great attack, good signal, bad defense.</text:span></text:p>
            </text:list-item>
            <text:list-item>
              <text:p text:style-name="P40">Personality: <text:span text:style-name="T23">Tomboyish, bad-ass.</text:span></text:p>
            </text:list-item>
            <text:list-item>
              <text:p text:style-name="P41">Design: mechanical hand, sharp helmet, militar boots.</text:p>
            </text:list-item>
            <text:list-item>
              <text:p text:style-name="P41">Music: Garage rock.</text:p>
            </text:list-item>
          </text:list>
        </text:list-item>
        <text:list-item>
          <text:p text:style-name="P35">Znoroma<text:span text:style-name="T29">n</text:span> -<text:span text:style-name="T21">&gt; 'itso nor man' – idk</text:span></text:p>
          <text:list>
            <text:list-item>
              <text:p text:style-name="P36">Instrument: 'Instruments of doom', biomechanical drums.</text:p>
            </text:list-item>
            <text:list-item>
              <text:p text:style-name="P36">Gameplay: Great Defense, good attack, bad signal.</text:p>
            </text:list-item>
            <text:list-item>
              <text:p text:style-name="P36">Personality: <text:span text:style-name="T27">the funny guy</text:span></text:p>
            </text:list-item>
            <text:list-item>
              <text:p text:style-name="P41">Design: a mutated skeleton, wearing a robe, sharp shoes.</text:p>
            </text:list-item>
            <text:list-item>
              <text:p text:style-name="P41">Music: Experimental</text:p>
            </text:list-item>
          </text:list>
        </text:list-item>
      </text:list>
      <text:p text:style-name="P42"><text:span text:style-name="T28">Enemy</text:span>:</text:p>
      <text:list xml:id="list230036188025239" text:continue-numbering="true" text:style-name="L5">
        <text:list-item>
          <text:p text:style-name="P43"><text:span text:style-name="T28">Telefugnir</text:span> -&gt; '<text:span text:style-name="T28">Tele fu ñir'</text:span> – nonbinary, idk, wtf???</text:p>
          <text:list>
            <text:list-item>
              <text:p text:style-name="P43">Instrument: </text:p>
            </text:list-item>
          </text:list>
        </text:list-item>
      </text:list>
      <text:p text:style-name="P44"/>
      <text:p text:style-name="P44"/>
      <text:p text:style-name="P45">BATTLE COMMAND<text:span text:style-name="T18">s</text:span></text:p>
      <text:list xml:id="list3595336189429743096" text:style-name="L6">
        <text:list-item>
          <text:p text:style-name="P46">Play: Use INSTRUMENT to hurt an enemy.</text:p>
        </text:list-item>
        <text:list-item>
          <text:p text:style-name="P47">Stream: Use this users current signal to summon "magic attacks".</text:p>
        </text:list-item>
        <text:list-item>
          <text:p text:style-name="P47">Download: Grabs a signal from the "signal field" for the user to use it.</text:p>
        </text:list-item>
        <text:list-item>
          <text:p text:style-name="P47"><text:span text:style-name="T19">Materialize</text:span>:</text:p>
          <text:list>
            <text:list-item>
              <text:p text:style-name="P48">Sublimate: Use an item.</text:p>
            </text:list-item>
            <text:list-item>
              <text:p text:style-name="P48">Solidify: Creates an item consuming the signal field.</text:p>
            </text:list-item>
          </text:list>
        </text:list-item>
        <text:list-item>
          <text:p text:style-name="P49">Flush: Escape.</text:p>
        </text:list-item>
      </text:list>
      <text:p text:style-name="P50">PLAY</text:p>
      <text:p text:style-name="P50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uler" svg:font-family="Euler"/>
    <style:font-face style:name="FreeSans1" svg:font-family="FreeSans" style:font-family-generic="swiss"/>
    <style:font-face style:name="Arapey" svg:font-family="Arapey" style:font-pitch="variable"/>
    <style:font-face style:name="Bangers" svg:font-family="Bangers" style:font-pitch="variable"/>
    <style:font-face style:name="Josefin Slab" svg:font-family="'Josefin Slab'" style:font-pitch="variable"/>
    <style:font-face style:name="Neo Euler" svg:font-family="'Neo Euler'" style:font-pitch="variable"/>
    <style:font-face style:name="Playfair Display" svg:font-family="'Playfair Display'" style:font-pitch="variable"/>
    <style:font-face style:name="Pompiere " svg:font-family="Pompie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5:11:38.527071132</meta:creation-date>
    <dc:date>2020-07-17T23:00:33.515942754</dc:date>
    <meta:editing-duration>PT4H59M51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3" meta:paragraph-count="106" meta:word-count="816" meta:character-count="4640" meta:non-whitespace-character-count="4004"/>
  </office:meta>
</office:document-meta>
</file>